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ans" svg:font-family="San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3196" officeooo:paragraph-rsid="001c3196"/>
    </style:style>
    <style:style style:name="P2" style:family="paragraph" style:parent-style-name="Text_20_body">
      <style:text-properties officeooo:rsid="001cad41" officeooo:paragraph-rsid="001cad41"/>
    </style:style>
    <style:style style:name="P3" style:family="paragraph" style:parent-style-name="Text_20_body">
      <style:text-properties officeooo:rsid="001e2094" officeooo:paragraph-rsid="001e2094"/>
    </style:style>
    <style:style style:name="P4" style:family="paragraph" style:parent-style-name="Text_20_body">
      <style:text-properties officeooo:rsid="001f8ab0" officeooo:paragraph-rsid="001f8ab0"/>
    </style:style>
    <style:style style:name="P5" style:family="paragraph" style:parent-style-name="Text_20_body">
      <style:text-properties officeooo:rsid="001fe26b" officeooo:paragraph-rsid="001fe26b"/>
    </style:style>
    <style:style style:name="P6" style:family="paragraph" style:parent-style-name="Text_20_body">
      <style:text-properties officeooo:rsid="00216618" officeooo:paragraph-rsid="00216618"/>
    </style:style>
    <style:style style:name="P7" style:family="paragraph" style:parent-style-name="Text_20_body">
      <style:text-properties officeooo:paragraph-rsid="002246c0"/>
    </style:style>
    <style:style style:name="P8" style:family="paragraph" style:parent-style-name="Text_20_body">
      <style:text-properties officeooo:rsid="0024e6e7" officeooo:paragraph-rsid="002392e4"/>
    </style:style>
    <style:style style:name="P9" style:family="paragraph" style:parent-style-name="Text_20_body">
      <style:text-properties officeooo:rsid="0024e6e7" officeooo:paragraph-rsid="0024e6e7"/>
    </style:style>
    <style:style style:name="P10" style:family="paragraph" style:parent-style-name="Text_20_body">
      <style:text-properties officeooo:rsid="0026b93a" officeooo:paragraph-rsid="0026b93a"/>
    </style:style>
    <style:style style:name="P11" style:family="paragraph" style:parent-style-name="Text_20_body">
      <style:text-properties officeooo:rsid="0028b154" officeooo:paragraph-rsid="0028b154"/>
    </style:style>
    <style:style style:name="P12" style:family="paragraph" style:parent-style-name="Text_20_body">
      <style:text-properties officeooo:rsid="002bd9b0" officeooo:paragraph-rsid="002bd9b0"/>
    </style:style>
    <style:style style:name="P13" style:family="paragraph" style:parent-style-name="Text_20_body">
      <style:text-properties officeooo:rsid="002bf30c" officeooo:paragraph-rsid="002bf30c"/>
    </style:style>
    <style:style style:name="P14" style:family="paragraph" style:parent-style-name="Text_20_body">
      <style:text-properties officeooo:rsid="002c50dd" officeooo:paragraph-rsid="002c50dd"/>
    </style:style>
    <style:style style:name="P15" style:family="paragraph" style:parent-style-name="Text_20_body">
      <style:text-properties officeooo:rsid="002f87a8" officeooo:paragraph-rsid="002f87a8"/>
    </style:style>
    <style:style style:name="P16" style:family="paragraph" style:parent-style-name="Text_20_body">
      <style:text-properties officeooo:rsid="0031b822" officeooo:paragraph-rsid="0031b822"/>
    </style:style>
    <style:style style:name="P17" style:family="paragraph" style:parent-style-name="Text_20_body">
      <style:text-properties officeooo:rsid="00333186" officeooo:paragraph-rsid="00333186"/>
    </style:style>
    <style:style style:name="P18" style:family="paragraph" style:parent-style-name="Heading_20_1">
      <style:text-properties officeooo:rsid="001c3196" officeooo:paragraph-rsid="001c3196"/>
    </style:style>
    <style:style style:name="P19" style:family="paragraph" style:parent-style-name="Heading_20_1">
      <style:text-properties officeooo:rsid="002246c0" officeooo:paragraph-rsid="002246c0"/>
    </style:style>
    <style:style style:name="P20" style:family="paragraph" style:parent-style-name="Heading_20_1">
      <style:text-properties officeooo:rsid="002bd9b0" officeooo:paragraph-rsid="002bd9b0"/>
    </style:style>
    <style:style style:name="P21" style:family="paragraph" style:parent-style-name="Heading_20_1">
      <style:text-properties officeooo:rsid="00375640" officeooo:paragraph-rsid="00375640"/>
    </style:style>
    <style:style style:name="P22" style:family="paragraph" style:parent-style-name="Heading_20_1">
      <style:text-properties officeooo:rsid="003a1965" officeooo:paragraph-rsid="003a1965"/>
    </style:style>
    <style:style style:name="P23" style:family="paragraph" style:parent-style-name="Heading_20_1">
      <style:text-properties style:font-name="Liberation Sans" fo:font-size="18.2000007629395pt" fo:font-weight="bold" officeooo:rsid="003dd206" officeooo:paragraph-rsid="003dd206" style:font-name-asian="Microsoft YaHei" style:font-size-asian="18.2000007629395pt" style:font-weight-asian="bold" style:font-name-complex="Arial" style:font-size-complex="18.2000007629395pt" style:font-weight-complex="bold"/>
    </style:style>
    <style:style style:name="P24" style:family="paragraph" style:parent-style-name="Heading_20_1">
      <style:text-properties officeooo:rsid="003e91d0" officeooo:paragraph-rsid="003e91d0"/>
    </style:style>
    <style:style style:name="P25" style:family="paragraph" style:parent-style-name="Heading_20_1">
      <style:text-properties officeooo:rsid="003f178f" officeooo:paragraph-rsid="003f178f"/>
    </style:style>
    <style:style style:name="P26" style:family="paragraph" style:parent-style-name="Heading_20_2">
      <style:text-properties officeooo:rsid="001c3196" officeooo:paragraph-rsid="001c3196"/>
    </style:style>
    <style:style style:name="P27" style:family="paragraph" style:parent-style-name="Heading_20_2">
      <style:text-properties officeooo:rsid="001c32d9" officeooo:paragraph-rsid="001c32d9"/>
    </style:style>
    <style:style style:name="P28" style:family="paragraph" style:parent-style-name="Heading_20_2">
      <style:text-properties officeooo:rsid="001cad41" officeooo:paragraph-rsid="001cad41"/>
    </style:style>
    <style:style style:name="P29" style:family="paragraph" style:parent-style-name="Heading_20_2">
      <style:text-properties officeooo:rsid="001e2094" officeooo:paragraph-rsid="001e2094"/>
    </style:style>
    <style:style style:name="P30" style:family="paragraph" style:parent-style-name="Heading_20_2">
      <style:text-properties officeooo:rsid="001e3c87" officeooo:paragraph-rsid="001e3c87"/>
    </style:style>
    <style:style style:name="P31" style:family="paragraph" style:parent-style-name="Heading_20_2">
      <style:text-properties officeooo:rsid="001f8ab0" officeooo:paragraph-rsid="001f8ab0"/>
    </style:style>
    <style:style style:name="P32" style:family="paragraph" style:parent-style-name="Heading_20_2">
      <style:text-properties officeooo:rsid="001fe26b" officeooo:paragraph-rsid="001fe26b"/>
    </style:style>
    <style:style style:name="P33" style:family="paragraph" style:parent-style-name="Heading_20_2">
      <style:text-properties officeooo:rsid="00216618" officeooo:paragraph-rsid="00216618"/>
    </style:style>
    <style:style style:name="P34" style:family="paragraph" style:parent-style-name="Heading_20_2">
      <style:text-properties officeooo:rsid="002246c0" officeooo:paragraph-rsid="002246c0"/>
    </style:style>
    <style:style style:name="P35" style:family="paragraph" style:parent-style-name="Heading_20_2">
      <style:text-properties officeooo:rsid="002392e4" officeooo:paragraph-rsid="002392e4"/>
    </style:style>
    <style:style style:name="P36" style:family="paragraph" style:parent-style-name="Heading_20_2">
      <style:text-properties officeooo:rsid="0024e6e7" officeooo:paragraph-rsid="0024e6e7"/>
    </style:style>
    <style:style style:name="P37" style:family="paragraph" style:parent-style-name="Heading_20_2">
      <style:text-properties officeooo:rsid="0026844c" officeooo:paragraph-rsid="0026844c"/>
    </style:style>
    <style:style style:name="P38" style:family="paragraph" style:parent-style-name="Heading_20_2">
      <style:text-properties officeooo:rsid="0026b93a" officeooo:paragraph-rsid="0026b93a"/>
    </style:style>
    <style:style style:name="P39" style:family="paragraph" style:parent-style-name="Heading_20_2">
      <style:text-properties officeooo:rsid="0028b154" officeooo:paragraph-rsid="0028b154"/>
    </style:style>
    <style:style style:name="P40" style:family="paragraph" style:parent-style-name="Heading_20_2">
      <style:text-properties officeooo:rsid="002bd9b0" officeooo:paragraph-rsid="002bd9b0"/>
    </style:style>
    <style:style style:name="P41" style:family="paragraph" style:parent-style-name="Heading_20_2">
      <style:text-properties officeooo:rsid="002bf30c" officeooo:paragraph-rsid="002bf30c"/>
    </style:style>
    <style:style style:name="P42" style:family="paragraph" style:parent-style-name="Heading_20_2">
      <style:text-properties officeooo:rsid="002c50dd" officeooo:paragraph-rsid="002c50dd"/>
    </style:style>
    <style:style style:name="P43" style:family="paragraph" style:parent-style-name="Heading_20_2">
      <style:text-properties officeooo:rsid="002efc50" officeooo:paragraph-rsid="002efc50"/>
    </style:style>
    <style:style style:name="P44" style:family="paragraph" style:parent-style-name="Heading_20_2">
      <style:text-properties officeooo:rsid="002f87a8" officeooo:paragraph-rsid="002f87a8"/>
    </style:style>
    <style:style style:name="P45" style:family="paragraph" style:parent-style-name="Heading_20_2">
      <style:text-properties officeooo:rsid="0031b822" officeooo:paragraph-rsid="0031b822"/>
    </style:style>
    <style:style style:name="P46" style:family="paragraph" style:parent-style-name="Heading_20_2">
      <style:text-properties officeooo:rsid="00333186" officeooo:paragraph-rsid="00333186"/>
    </style:style>
    <style:style style:name="P47" style:family="paragraph" style:parent-style-name="Heading_20_2">
      <style:text-properties officeooo:rsid="0035102c" officeooo:paragraph-rsid="0035102c"/>
    </style:style>
    <style:style style:name="P48" style:family="paragraph" style:parent-style-name="Heading_20_2">
      <style:text-properties officeooo:rsid="00375640" officeooo:paragraph-rsid="00375640"/>
    </style:style>
    <style:style style:name="P49" style:family="paragraph" style:parent-style-name="Heading_20_2">
      <style:text-properties officeooo:rsid="003a1965" officeooo:paragraph-rsid="003a1965"/>
    </style:style>
    <style:style style:name="P50" style:family="paragraph" style:parent-style-name="Heading_20_2">
      <style:text-properties officeooo:rsid="003e91d0" officeooo:paragraph-rsid="003e91d0"/>
    </style:style>
    <style:style style:name="P51" style:family="paragraph" style:parent-style-name="Heading_20_2">
      <style:text-properties officeooo:rsid="003f178f" officeooo:paragraph-rsid="003f178f"/>
    </style:style>
    <style:style style:name="P52" style:family="paragraph" style:parent-style-name="Standard" style:list-style-name="L36">
      <style:text-properties officeooo:rsid="003c0784" officeooo:paragraph-rsid="003c0784"/>
    </style:style>
    <style:style style:name="P53" style:family="paragraph" style:parent-style-name="Text_20_body" style:list-style-name="L1">
      <style:text-properties officeooo:rsid="001c3196" officeooo:paragraph-rsid="001c3196"/>
    </style:style>
    <style:style style:name="P54" style:family="paragraph" style:parent-style-name="Text_20_body" style:list-style-name="L2">
      <style:text-properties officeooo:rsid="001c3196" officeooo:paragraph-rsid="001c3196"/>
    </style:style>
    <style:style style:name="P55" style:family="paragraph" style:parent-style-name="Text_20_body" style:list-style-name="L3">
      <style:text-properties officeooo:rsid="001c3196" officeooo:paragraph-rsid="001c3196"/>
    </style:style>
    <style:style style:name="P56" style:family="paragraph" style:parent-style-name="Text_20_body" style:list-style-name="L4">
      <style:text-properties officeooo:rsid="001c3196" officeooo:paragraph-rsid="001c3196"/>
    </style:style>
    <style:style style:name="P57" style:family="paragraph" style:parent-style-name="Text_20_body" style:list-style-name="L5">
      <style:text-properties officeooo:rsid="001c32d9" officeooo:paragraph-rsid="001c32d9"/>
    </style:style>
    <style:style style:name="P58" style:family="paragraph" style:parent-style-name="Text_20_body" style:list-style-name="L5">
      <style:text-properties officeooo:rsid="001c72eb" officeooo:paragraph-rsid="001c72eb"/>
    </style:style>
    <style:style style:name="P59" style:family="paragraph" style:parent-style-name="Text_20_body" style:list-style-name="L6">
      <style:text-properties officeooo:rsid="001cad41" officeooo:paragraph-rsid="001cad41"/>
    </style:style>
    <style:style style:name="P60" style:family="paragraph" style:parent-style-name="Text_20_body" style:list-style-name="L7">
      <style:text-properties officeooo:rsid="001e2094" officeooo:paragraph-rsid="001e2094"/>
    </style:style>
    <style:style style:name="P61" style:family="paragraph" style:parent-style-name="Text_20_body" style:list-style-name="L8">
      <style:text-properties officeooo:rsid="001e3c87" officeooo:paragraph-rsid="001e3c87"/>
    </style:style>
    <style:style style:name="P62" style:family="paragraph" style:parent-style-name="Text_20_body" style:list-style-name="L9">
      <style:text-properties officeooo:rsid="001f8ab0" officeooo:paragraph-rsid="001f8ab0"/>
    </style:style>
    <style:style style:name="P63" style:family="paragraph" style:parent-style-name="Text_20_body" style:list-style-name="L10">
      <style:text-properties officeooo:rsid="001fe26b" officeooo:paragraph-rsid="001fe26b"/>
    </style:style>
    <style:style style:name="P64" style:family="paragraph" style:parent-style-name="Text_20_body" style:list-style-name="L11">
      <style:text-properties officeooo:rsid="001fe26b" officeooo:paragraph-rsid="001fe26b"/>
    </style:style>
    <style:style style:name="P65" style:family="paragraph" style:parent-style-name="Text_20_body" style:list-style-name="L12">
      <style:text-properties officeooo:rsid="001fe26b" officeooo:paragraph-rsid="001fe26b"/>
    </style:style>
    <style:style style:name="P66" style:family="paragraph" style:parent-style-name="Text_20_body" style:list-style-name="L13">
      <style:text-properties officeooo:rsid="00216618" officeooo:paragraph-rsid="00216618"/>
    </style:style>
    <style:style style:name="P67" style:family="paragraph" style:parent-style-name="Text_20_body" style:list-style-name="L14">
      <style:text-properties officeooo:rsid="002246c0" officeooo:paragraph-rsid="002246c0"/>
    </style:style>
    <style:style style:name="P68" style:family="paragraph" style:parent-style-name="Text_20_body" style:list-style-name="L15">
      <style:text-properties officeooo:rsid="002392e4" officeooo:paragraph-rsid="002392e4"/>
    </style:style>
    <style:style style:name="P69" style:family="paragraph" style:parent-style-name="Text_20_body" style:list-style-name="L16">
      <style:text-properties officeooo:rsid="0024e6e7" officeooo:paragraph-rsid="0024e6e7"/>
    </style:style>
    <style:style style:name="P70" style:family="paragraph" style:parent-style-name="Text_20_body" style:list-style-name="L17">
      <style:text-properties officeooo:rsid="0024e6e7" officeooo:paragraph-rsid="0024e6e7"/>
    </style:style>
    <style:style style:name="P71" style:family="paragraph" style:parent-style-name="Text_20_body" style:list-style-name="L18">
      <style:text-properties officeooo:rsid="0024e6e7" officeooo:paragraph-rsid="0024e6e7"/>
    </style:style>
    <style:style style:name="P72" style:family="paragraph" style:parent-style-name="Text_20_body" style:list-style-name="L19">
      <style:text-properties officeooo:rsid="0026844c" officeooo:paragraph-rsid="0026844c"/>
    </style:style>
    <style:style style:name="P73" style:family="paragraph" style:parent-style-name="Text_20_body" style:list-style-name="L20">
      <style:text-properties officeooo:rsid="0026b93a" officeooo:paragraph-rsid="0026b93a"/>
    </style:style>
    <style:style style:name="P74" style:family="paragraph" style:parent-style-name="Text_20_body" style:list-style-name="L21">
      <style:text-properties officeooo:rsid="0028b154" officeooo:paragraph-rsid="0028b154"/>
    </style:style>
    <style:style style:name="P75" style:family="paragraph" style:parent-style-name="Text_20_body" style:list-style-name="L22">
      <style:text-properties officeooo:rsid="0028b154" officeooo:paragraph-rsid="0028b154"/>
    </style:style>
    <style:style style:name="P76" style:family="paragraph" style:parent-style-name="Text_20_body" style:list-style-name="L23">
      <style:text-properties officeooo:rsid="002bd9b0" officeooo:paragraph-rsid="002bd9b0"/>
    </style:style>
    <style:style style:name="P77" style:family="paragraph" style:parent-style-name="Text_20_body" style:list-style-name="L24">
      <style:text-properties officeooo:rsid="002bd9b0" officeooo:paragraph-rsid="002bd9b0"/>
    </style:style>
    <style:style style:name="P78" style:family="paragraph" style:parent-style-name="Text_20_body" style:list-style-name="L25">
      <style:text-properties officeooo:rsid="002bf30c" officeooo:paragraph-rsid="002bf30c"/>
    </style:style>
    <style:style style:name="P79" style:family="paragraph" style:parent-style-name="Text_20_body" style:list-style-name="L26">
      <style:text-properties officeooo:rsid="002c50dd" officeooo:paragraph-rsid="002c50dd"/>
    </style:style>
    <style:style style:name="P80" style:family="paragraph" style:parent-style-name="Text_20_body" style:list-style-name="L27">
      <style:text-properties officeooo:rsid="002efc50" officeooo:paragraph-rsid="002efc50"/>
    </style:style>
    <style:style style:name="P81" style:family="paragraph" style:parent-style-name="Text_20_body" style:list-style-name="L28">
      <style:text-properties officeooo:rsid="002fac03" officeooo:paragraph-rsid="002fac03"/>
    </style:style>
    <style:style style:name="P82" style:family="paragraph" style:parent-style-name="Text_20_body" style:list-style-name="L28">
      <style:text-properties officeooo:rsid="00300a46" officeooo:paragraph-rsid="00300a46"/>
    </style:style>
    <style:style style:name="P83" style:family="paragraph" style:parent-style-name="Text_20_body" style:list-style-name="L29">
      <style:text-properties officeooo:rsid="0031b822" officeooo:paragraph-rsid="0031b822"/>
    </style:style>
    <style:style style:name="P84" style:family="paragraph" style:parent-style-name="Text_20_body" style:list-style-name="L30">
      <style:text-properties officeooo:rsid="00333186" officeooo:paragraph-rsid="00333186"/>
    </style:style>
    <style:style style:name="P85" style:family="paragraph" style:parent-style-name="Text_20_body" style:list-style-name="L31">
      <style:text-properties officeooo:rsid="0035102c" officeooo:paragraph-rsid="0035102c"/>
    </style:style>
    <style:style style:name="P86" style:family="paragraph" style:parent-style-name="Text_20_body" style:list-style-name="L31">
      <style:text-properties officeooo:rsid="00357ec8" officeooo:paragraph-rsid="00357ec8"/>
    </style:style>
    <style:style style:name="P87" style:family="paragraph" style:parent-style-name="Text_20_body">
      <style:text-properties officeooo:rsid="00357ec8" officeooo:paragraph-rsid="00357ec8"/>
    </style:style>
    <style:style style:name="P88" style:family="paragraph" style:parent-style-name="Text_20_body">
      <style:text-properties officeooo:rsid="00375640" officeooo:paragraph-rsid="00375640"/>
    </style:style>
    <style:style style:name="P89" style:family="paragraph" style:parent-style-name="Text_20_body" style:list-style-name="L32">
      <style:text-properties officeooo:rsid="00375640" officeooo:paragraph-rsid="00375640"/>
    </style:style>
    <style:style style:name="P90" style:family="paragraph" style:parent-style-name="Text_20_body" style:list-style-name="L33">
      <style:text-properties officeooo:rsid="00375640" officeooo:paragraph-rsid="00375640"/>
    </style:style>
    <style:style style:name="P91" style:family="paragraph" style:parent-style-name="Text_20_body" style:list-style-name="L34">
      <style:text-properties officeooo:rsid="00386673" officeooo:paragraph-rsid="00386673"/>
    </style:style>
    <style:style style:name="P92" style:family="paragraph" style:parent-style-name="Text_20_body">
      <style:text-properties officeooo:rsid="00386673" officeooo:paragraph-rsid="00386673"/>
    </style:style>
    <style:style style:name="P93" style:family="paragraph" style:parent-style-name="Text_20_body" style:list-style-name="L35">
      <style:text-properties officeooo:rsid="003a1965" officeooo:paragraph-rsid="003a1965"/>
    </style:style>
    <style:style style:name="P94" style:family="paragraph" style:parent-style-name="Text_20_body" style:list-style-name="L37">
      <style:text-properties officeooo:paragraph-rsid="003e91d0"/>
    </style:style>
    <style:style style:name="P95" style:family="paragraph" style:parent-style-name="Text_20_body" style:list-style-name="L38">
      <style:text-properties officeooo:rsid="003f178f" officeooo:paragraph-rsid="003f178f"/>
    </style:style>
    <style:style style:name="T1" style:family="text">
      <style:text-properties officeooo:rsid="002dfc45"/>
    </style:style>
    <style:style style:name="T2" style:family="text">
      <style:text-properties officeooo:rsid="002fac03"/>
    </style:style>
    <style:style style:name="T3" style:family="text">
      <style:text-properties officeooo:rsid="003c07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2008</text:h>
      <text:h text:style-name="P51" text:outline-level="2">FNFNES</text:h>
      <text:list xml:id="list653675399" text:style-name="L38">
        <text:list-item>
          <text:p text:style-name="P95">CSS</text:p>
        </text:list-item>
        <text:list-item>
          <text:p text:style-name="P95">EE</text:p>
        </text:list-item>
        <text:list-item>
          <text:p text:style-name="P95">Bilingual</text:p>
        </text:list-item>
      </text:list>
      <text:h text:style-name="P24" text:outline-level="1">2012</text:h>
      <text:h text:style-name="P50" text:outline-level="2">AFN</text:h>
      <text:list xml:id="list2128696412" text:style-name="L37">
        <text:list-item>
          <text:p text:style-name="P94">?</text:p>
        </text:list-item>
      </text:list>
      <text:h text:style-name="P18" text:outline-level="1">2013</text:h>
      <text:h text:style-name="P26" text:outline-level="2">NT Air</text:h>
      <text:list xml:id="list4077935522" text:style-name="L1">
        <text:list-item>
          <text:p text:style-name="P53">Staff report forms (Member / role based)</text:p>
        </text:list-item>
        <text:list-item>
          <text:p text:style-name="P53">Incident report forms (Secure)</text:p>
        </text:list-item>
        <text:list-item>
          <text:p text:style-name="P53">CSS Template</text:p>
        </text:list-item>
        <text:list-item>
          <text:p text:style-name="P53">javascript / jquery powered image slideshows</text:p>
        </text:list-item>
        <text:list-item>
          <text:p text:style-name="P53">Schedule system in CMS to allow staff powerful scheduling control</text:p>
        </text:list-item>
      </text:list>
      <text:p text:style-name="P1"/>
      <text:h text:style-name="P26" text:outline-level="2">Skeena Heli</text:h>
      <text:list xml:id="list3273064387" text:style-name="L2">
        <text:list-item>
          <text:p text:style-name="P54">Updated dropdown menus</text:p>
        </text:list-item>
        <text:list-item>
          <text:p text:style-name="P54">General maintenance</text:p>
        </text:list-item>
      </text:list>
      <text:p text:style-name="P1"/>
      <text:h text:style-name="P26" text:outline-level="2">Mieds</text:h>
      <text:list xml:id="list1485572232" text:style-name="L3">
        <text:list-item>
          <text:p text:style-name="P55">Photo gallery</text:p>
        </text:list-item>
        <text:list-item>
          <text:p text:style-name="P55">linking photo galleries to section/entries</text:p>
        </text:list-item>
        <text:list-item>
          <text:p text:style-name="P55">dynamic banner system with first nations overlay</text:p>
        </text:list-item>
      </text:list>
      <text:p text:style-name="P1"/>
      <text:h text:style-name="P26" text:outline-level="2"><text:soft-page-break/>District of Stewart</text:h>
      <text:list xml:id="list870052180" text:style-name="L4">
        <text:list-item>
          <text:p text:style-name="P56">HTML/CSS Template coding</text:p>
        </text:list-item>
        <text:list-item>
          <text:p text:style-name="P56">Events and news sections</text:p>
        </text:list-item>
        <text:list-item>
          <text:p text:style-name="P56">Document management (town minutes, etc.)</text:p>
        </text:list-item>
        <text:list-item>
          <text:p text:style-name="P56">Photo Galleries</text:p>
        </text:list-item>
        <text:list-item>
          <text:p text:style-name="P56">Google Maps integration</text:p>
        </text:list-item>
      </text:list>
      <text:h text:style-name="P27" text:outline-level="2">Heart Strings </text:h>
      <text:list xml:id="list280562686" text:style-name="L5">
        <text:list-item>
          <text:p text:style-name="P57">CSS/HTML</text:p>
        </text:list-item>
        <text:list-item>
          <text:p text:style-name="P57">Expression Engine CMS</text:p>
        </text:list-item>
        <text:list-item>
          <text:p text:style-name="P57">Cartthrob ecommerce</text:p>
        </text:list-item>
        <text:list-item>
          <text:p text:style-name="P57">Canadapost API integration PHP</text:p>
        </text:list-item>
        <text:list-item>
          <text:p text:style-name="P58">Jquery banner</text:p>
        </text:list-item>
      </text:list>
      <text:h text:style-name="P28" text:outline-level="2">Hy Tech Drilling</text:h>
      <text:p text:style-name="P2">Needs screenshot</text:p>
      <text:list xml:id="list1250943707" text:style-name="L6">
        <text:list-item>
          <text:p text:style-name="P59">EE</text:p>
        </text:list-item>
        <text:list-item>
          <text:p text:style-name="P59">Template rebuild</text:p>
        </text:list-item>
        <text:list-item>
          <text:p text:style-name="P59">jquery banner</text:p>
        </text:list-item>
      </text:list>
      <text:p text:style-name="P2"/>
      <text:h text:style-name="P29" text:outline-level="2">YXT</text:h>
      <text:list xml:id="list3836679303" text:style-name="L7">
        <text:list-item>
          <text:p text:style-name="P60">HTML/CSS</text:p>
        </text:list-item>
        <text:list-item>
          <text:p text:style-name="P60">EE</text:p>
        </text:list-item>
        <text:list-item>
          <text:p text:style-name="P60">CMS Schedule</text:p>
        </text:list-item>
        <text:list-item>
          <text:p text:style-name="P60">jquery</text:p>
        </text:list-item>
        <text:list-item>
          <text:p text:style-name="P60">Webcam integration</text:p>
        </text:list-item>
      </text:list>
      <text:p text:style-name="P3"/>
      <text:h text:style-name="P30" text:outline-level="2">Northword</text:h>
      <text:list xml:id="list1804026649" text:style-name="L8">
        <text:list-item>
          <text:p text:style-name="P61">Back issue content migration</text:p>
        </text:list-item>
      </text:list>
      <text:h text:style-name="P31" text:outline-level="2"><text:soft-page-break/>District of Taylor</text:h>
      <text:list xml:id="list3596975018" text:style-name="L9">
        <text:list-item>
          <text:p text:style-name="P62">Expression Engine 2 upgrade</text:p>
        </text:list-item>
      </text:list>
      <text:p text:style-name="P4"/>
      <text:h text:style-name="P32" text:outline-level="2">Town of Smithers</text:h>
      <text:list xml:id="list1192223848" text:style-name="L10">
        <text:list-item>
          <text:p text:style-name="P63">CSS</text:p>
        </text:list-item>
        <text:list-item>
          <text:p text:style-name="P63">maintenance</text:p>
        </text:list-item>
      </text:list>
      <text:h text:style-name="P32" text:outline-level="2">FNEHIN</text:h>
      <text:list xml:id="list2182440670" text:style-name="L11">
        <text:list-item>
          <text:p text:style-name="P64">Maintenance</text:p>
        </text:list-item>
        <text:list-item>
          <text:p text:style-name="P64">Bilingual</text:p>
        </text:list-item>
      </text:list>
      <text:h text:style-name="P32" text:outline-level="2">FNFNES</text:h>
      <text:list xml:id="list3554855101" text:style-name="L12">
        <text:list-item>
          <text:p text:style-name="P65">Survey Data Import</text:p>
        </text:list-item>
        <text:list-item>
          <text:p text:style-name="P65">Survey data plotted on map of BC using Flash/actionscript</text:p>
        </text:list-item>
        <text:list-item>
          <text:p text:style-name="P65">Photo galleries</text:p>
        </text:list-item>
        <text:list-item>
          <text:p text:style-name="P65">Bilignual</text:p>
        </text:list-item>
        <text:list-item>
          <text:p text:style-name="P65">Document Management System</text:p>
        </text:list-item>
      </text:list>
      <text:p text:style-name="P5"/>
      <text:h text:style-name="P33" text:outline-level="2">Smithers Lumber</text:h>
      <text:list xml:id="list2826950877" text:style-name="L13">
        <text:list-item>
          <text:p text:style-name="P66">CSS/HTML</text:p>
        </text:list-item>
        <text:list-item>
          <text:p text:style-name="P66">Expression Engine</text:p>
        </text:list-item>
      </text:list>
      <text:p text:style-name="P6"/>
      <text:p text:style-name="P6"/>
      <text:h text:style-name="P19" text:outline-level="1">2014</text:h>
      <text:p text:style-name="P7"/>
      <text:h text:style-name="P34" text:outline-level="2">Arctic Response</text:h>
      <text:list xml:id="list696433919" text:style-name="L14">
        <text:list-item>
          <text:p text:style-name="P67">Expression Engine back-end rebuild</text:p>
        </text:list-item>
      </text:list>
      <text:h text:style-name="P35" text:outline-level="2"><text:soft-page-break/>Smithers Lumber</text:h>
      <text:list xml:id="list2454035159" text:style-name="L15">
        <text:list-item>
          <text:p text:style-name="P68">Enews Template</text:p>
        </text:list-item>
      </text:list>
      <text:p text:style-name="P8"/>
      <text:h text:style-name="P36" text:outline-level="2">Blue Fin</text:h>
      <text:list xml:id="list88913555" text:style-name="L16">
        <text:list-item>
          <text:p text:style-name="P69">CSS</text:p>
        </text:list-item>
        <text:list-item>
          <text:p text:style-name="P69">Expression Engine</text:p>
        </text:list-item>
        <text:list-item>
          <text:p text:style-name="P69">Menu sections</text:p>
        </text:list-item>
      </text:list>
      <text:p text:style-name="P9"/>
      <text:h text:style-name="P36" text:outline-level="2">BVCU</text:h>
      <text:list xml:id="list4265529307" text:style-name="L17">
        <text:list-item>
          <text:p text:style-name="P70">Website Maintenance</text:p>
        </text:list-item>
        <text:list-item>
          <text:p text:style-name="P70">Loan forms</text:p>
        </text:list-item>
        <text:list-item>
          <text:p text:style-name="P70">Mobile CSS</text:p>
        </text:list-item>
      </text:list>
      <text:p text:style-name="P9"/>
      <text:h text:style-name="P36" text:outline-level="2">NCH</text:h>
      <text:list xml:id="list2133124026" text:style-name="L18">
        <text:list-item>
          <text:p text:style-name="P71">Site maintenance</text:p>
        </text:list-item>
        <text:list-item>
          <text:p text:style-name="P71">set up databoxes</text:p>
        </text:list-item>
      </text:list>
      <text:h text:style-name="P37" text:outline-level="2">ISCBC / BC Invasives / CCCIPC</text:h>
      <text:list xml:id="list3150057215" text:style-name="L19">
        <text:list-item>
          <text:p text:style-name="P72">html/css</text:p>
        </text:list-item>
        <text:list-item>
          <text:p text:style-name="P72">ee</text:p>
        </text:list-item>
        <text:list-item>
          <text:p text:style-name="P72">MSM</text:p>
        </text:list-item>
        <text:list-item>
          <text:p text:style-name="P72">mailchimp template</text:p>
        </text:list-item>
        <text:list-item>
          <text:p text:style-name="P72">cross-site invasive species database</text:p>
        </text:list-item>
        <text:list-item>
          <text:p text:style-name="P72">Shared CSS / design</text:p>
        </text:list-item>
      </text:list>
      <text:h text:style-name="P38" text:outline-level="2">Total Physio</text:h>
      <text:list xml:id="list3012965880" text:style-name="L20">
        <text:list-item>
          <text:p text:style-name="P73">EE</text:p>
        </text:list-item>
        <text:list-item>
          <text:p text:style-name="P73">CSS/HTML coding</text:p>
        </text:list-item>
        <text:list-item>
          <text:p text:style-name="P73">private client area </text:p>
        </text:list-item>
      </text:list>
      <text:h text:style-name="P39" text:outline-level="2"><text:soft-page-break/>Gwaii Trust</text:h>
      <text:list xml:id="list3462132922" text:style-name="L21">
        <text:list-item>
          <text:p text:style-name="P74">Programs system</text:p>
        </text:list-item>
        <text:list-item>
          <text:p text:style-name="P74">reg form</text:p>
        </text:list-item>
        <text:list-item>
          <text:p text:style-name="P74">member groups (approvals for different applications)</text:p>
        </text:list-item>
      </text:list>
      <text:h text:style-name="P39" text:outline-level="2">Citywest</text:h>
      <text:list xml:id="list940826323" text:style-name="L22">
        <text:list-item>
          <text:p text:style-name="P75">Site maintenance</text:p>
        </text:list-item>
      </text:list>
      <text:p text:style-name="P11"/>
      <text:p text:style-name="P10"/>
      <text:h text:style-name="P20" text:outline-level="1">2015</text:h>
      <text:h text:style-name="P40" text:outline-level="2">Silver Hilton</text:h>
      <text:list xml:id="list3138026513" text:style-name="L23">
        <text:list-item>
          <text:p text:style-name="P76">Photo slideshows</text:p>
        </text:list-item>
        <text:list-item>
          <text:p text:style-name="P76">Responsive CSS<text:tab/></text:p>
        </text:list-item>
      </text:list>
      <text:p text:style-name="P12"/>
      <text:h text:style-name="P40" text:outline-level="2">BVCS &amp; BVCDL</text:h>
      <text:list xml:id="list2668387423" text:style-name="L24">
        <text:list-item>
          <text:p text:style-name="P77">Multi-site EE</text:p>
        </text:list-item>
        <text:list-item>
          <text:p text:style-name="P77">Cross site events and news sections</text:p>
        </text:list-item>
        <text:list-item>
          <text:p text:style-name="P77">responsive html/css</text:p>
        </text:list-item>
      </text:list>
      <text:p text:style-name="P12"/>
      <text:h text:style-name="P41" text:outline-level="2">BE Plantwise</text:h>
      <text:list xml:id="list418766975" text:style-name="L25">
        <text:list-item>
          <text:p text:style-name="P78">Full responsive website</text:p>
        </text:list-item>
        <text:list-item>
          <text:p text:style-name="P78">Plotted invasive plant data on map of BC</text:p>
        </text:list-item>
        <text:list-item>
          <text:p text:style-name="P78">Shared data with other ISCBC sites</text:p>
        </text:list-item>
        <text:list-item>
          <text:p text:style-name="P78">App developed with AngularJS and Cordova</text:p>
        </text:list-item>
        <text:list-item>
          <text:p text:style-name="P78">App pings website for json data to update plant database</text:p>
        </text:list-item>
      </text:list>
      <text:p text:style-name="P13"/>
      <text:h text:style-name="P42" text:outline-level="2"><text:soft-page-break/>Go Haida <text:span text:style-name="T1">(NEED SCREENSHOT)</text:span></text:h>
      <text:list xml:id="list2113268966" text:style-name="L26">
        <text:list-item>
          <text:p text:style-name="P79">Full website redesign, responsive CSS / HTML</text:p>
        </text:list-item>
        <text:list-item>
          <text:p text:style-name="P79">Focus on photos, video</text:p>
        </text:list-item>
        <text:list-item>
          <text:p text:style-name="P79">Re-use existing content</text:p>
        </text:list-item>
      </text:list>
      <text:h text:style-name="P43" text:outline-level="2">Gwaii Trust</text:h>
      <text:list xml:id="list3952823823" text:style-name="L27">
        <text:list-item>
          <text:p text:style-name="P80">Print CSS Stylesheet</text:p>
        </text:list-item>
        <text:list-item>
          <text:p text:style-name="P80">Menu redesign</text:p>
        </text:list-item>
        <text:list-item>
          <text:p text:style-name="P80">Collapsable Panels</text:p>
        </text:list-item>
        <text:list-item>
          <text:p text:style-name="P80">Applications system (large forms with user system for building forms)</text:p>
        </text:list-item>
        <text:list-item>
          <text:p text:style-name="P80">Struggled with Timeout on applications</text:p>
        </text:list-item>
        <text:list-item>
          <text:p text:style-name="P80">Built a system for draft form applications and approvals</text:p>
        </text:list-item>
      </text:list>
      <text:h text:style-name="P44" text:outline-level="2">Y<text:span text:style-name="T2">ukon Conservation Society</text:span></text:h>
      <text:list xml:id="list3812607376" text:style-name="L28">
        <text:list-item>
          <text:p text:style-name="P81">Responsive CSS</text:p>
        </text:list-item>
        <text:list-item>
          <text:p text:style-name="P81">Photo slideshows</text:p>
        </text:list-item>
        <text:list-item>
          <text:p text:style-name="P81">Custom Instagram PHP EE extension to show latest photos</text:p>
          <text:p text:style-name="P82"/>
        </text:list-item>
      </text:list>
      <text:h text:style-name="P44" text:outline-level="2">NPV</text:h>
      <text:p text:style-name="P15">Need to find old template, don’t know what this is</text:p>
      <text:p text:style-name="P14"/>
      <text:h text:style-name="P45" text:outline-level="2">Maitenance</text:h>
      <text:p text:style-name="P16">Over 2016, much of my work appears to have been maintenance work on the following sites:</text:p>
      <text:list xml:id="list2007964455" text:style-name="L29">
        <text:list-item>
          <text:p text:style-name="P83">BCVU</text:p>
        </text:list-item>
        <text:list-item>
          <text:p text:style-name="P83">Citywest</text:p>
        </text:list-item>
        <text:list-item>
          <text:p text:style-name="P83">BC Invasives sites</text:p>
        </text:list-item>
        <text:list-item>
          <text:p text:style-name="P83">Raven</text:p>
        </text:list-item>
        <text:list-item>
          <text:p text:style-name="P83">Village of Telkwa</text:p>
        </text:list-item>
        <text:list-item>
          <text:p text:style-name="P83">Village of Granisle</text:p>
        </text:list-item>
      </text:list>
      <text:h text:style-name="P46" text:outline-level="2"><text:soft-page-break/>Village of Granisle</text:h>
      <text:p text:style-name="P17">Need thumbnail</text:p>
      <text:p text:style-name="P17"/>
      <text:h text:style-name="P46" text:outline-level="2">Protect the Peel</text:h>
      <text:list xml:id="list495953395" text:style-name="L30">
        <text:list-item>
          <text:p text:style-name="P84">Responsive HTML/CSS</text:p>
        </text:list-item>
        <text:list-item>
          <text:p text:style-name="P84">EE</text:p>
        </text:list-item>
        <text:list-item>
          <text:p text:style-name="P84">Enewsletter</text:p>
        </text:list-item>
        <text:list-item>
          <text:p text:style-name="P84">Twitter/Facebook feeds</text:p>
        </text:list-item>
        <text:list-item>
          <text:p text:style-name="P84">Photo galleries</text:p>
        </text:list-item>
      </text:list>
      <text:h text:style-name="P47" text:outline-level="2">Raven</text:h>
      <text:list xml:id="list2818600454" text:style-name="L31">
        <text:list-item>
          <text:p text:style-name="P85">Equipment subcategories</text:p>
        </text:list-item>
        <text:list-item>
          <text:p text:style-name="P86">Javascript Shopping Cart system</text:p>
        </text:list-item>
      </text:list>
      <text:p text:style-name="P87"/>
      <text:h text:style-name="P21" text:outline-level="1">2017</text:h>
      <text:h text:style-name="P48" text:outline-level="2"><text:a xlink:type="simple" xlink:href="http://daudetcreek.com/" text:style-name="Internet_20_link" text:visited-style-name="Visited_20_Internet_20_Link">Daudet Contracting</text:a></text:h>
      <text:list xml:id="list3997404119" text:style-name="L32">
        <text:list-item>
          <text:p text:style-name="P89">HTML/CSS</text:p>
        </text:list-item>
        <text:list-item>
          <text:p text:style-name="P89">Anchored nav</text:p>
        </text:list-item>
        <text:list-item>
          <text:p text:style-name="P89">Dropdowns</text:p>
        </text:list-item>
        <text:list-item>
          <text:p text:style-name="P89">Project showcase</text:p>
        </text:list-item>
      </text:list>
      <text:p text:style-name="P88"/>
      <text:h text:style-name="P48" text:outline-level="2"><text:a xlink:type="simple" xlink:href="http://gcfss.com/" text:style-name="Internet_20_link" text:visited-style-name="Visited_20_Internet_20_Link">Gitxsan child and family services (GCFSS)</text:a></text:h>
      <text:list xml:id="list1903259649" text:style-name="L33">
        <text:list-item>
          <text:p text:style-name="P90">CSS/HTML/EE</text:p>
        </text:list-item>
        <text:list-item>
          <text:p text:style-name="P90">Slideshow banner</text:p>
        </text:list-item>
        <text:list-item>
          <text:p text:style-name="P90">Dropdowns</text:p>
        </text:list-item>
      </text:list>
      <text:h text:style-name="P48" text:outline-level="2"><text:a xlink:type="simple" xlink:href="http://smitherslumber.com/" text:style-name="Internet_20_link" text:visited-style-name="Visited_20_Internet_20_Link">Smithers Lumber Yard</text:a></text:h>
      <text:list xml:id="list1510491503" text:style-name="L34">
        <text:list-item>
          <text:p text:style-name="P91">CSS/HTML/EE</text:p>
        </text:list-item>
      </text:list>
      <text:h text:style-name="P23" text:outline-level="1"><text:soft-page-break/>Thompson Nicola Invasive plant comitte</text:h>
      <text:p text:style-name="P92"/>
      <text:h text:style-name="P22" text:outline-level="1">2018</text:h>
      <text:h text:style-name="P49" text:outline-level="2"><text:a xlink:type="simple" xlink:href="https://huntfgs.com/" text:style-name="Internet_20_link" text:visited-style-name="Visited_20_Internet_20_Link">Hunt FGS</text:a></text:h>
      <text:list xml:id="list1092809577" text:style-name="L35">
        <text:list-item>
          <text:p text:style-name="P93">Large slideshow banner with nav overlay</text:p>
        </text:list-item>
        <text:list-item>
          <text:p text:style-name="P93">Booking form</text:p>
        </text:list-item>
        <text:list-item>
          <text:p text:style-name="P93">Featured videos and photos</text:p>
        </text:list-item>
      </text:list>
      <text:h text:style-name="Heading_20_2" text:outline-level="2"><text:a xlink:type="simple" xlink:href="http://timberbaron.ca/" text:style-name="Internet_20_link" text:visited-style-name="Visited_20_Internet_20_Link">Timber </text:a><text:a xlink:type="simple" xlink:href="http://timberbaron.ca/" text:style-name="Internet_20_link" text:visited-style-name="Visited_20_Internet_20_Link"><text:span text:style-name="T3">Baron</text:span></text:a></text:h>
      <text:list xml:id="list1042638171" text:style-name="L36">
        <text:list-item>
          <text:p text:style-name="P52">CSS, EE</text:p>
        </text:list-item>
      </text:list>
      <text:p text:style-name="P88"/>
      <text:p text:style-name="P88"/>
      <text:p text:style-name="P88"/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ans" svg:font-family="San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c3196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0:44:31.581000000</meta:creation-date>
    <meta:generator>LibreOffice/7.0.6.2$Windows_X86_64 LibreOffice_project/144abb84a525d8e30c9dbbefa69cbbf2d8d4ae3b</meta:generator>
    <dc:date>2022-04-19T14:52:07.789000000</dc:date>
    <meta:editing-duration>P1DT1H50M46S</meta:editing-duration>
    <meta:editing-cycles>33</meta:editing-cycles>
    <meta:document-statistic meta:table-count="0" meta:image-count="0" meta:object-count="0" meta:page-count="8" meta:paragraph-count="168" meta:word-count="579" meta:character-count="3158" meta:non-whitespace-character-count="2859"/>
  </office:meta>
</office:document-meta>
</file>